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" svg:font-family="Arial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Text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Text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Text" style:list-style-name="L1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08cm"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min-label-width="0.499cm"/>
      </text:list-level-style-number>
      <text:list-level-style-number text:level="2" text:style-name="Numbering_20_Symbols" style:num-prefix=" " style:num-suffix=")" style:num-format="a">
        <style:list-level-properties text:space-before="0.08cm" text:min-label-width="0.499cm"/>
      </text:list-level-style-number>
      <text:list-level-style-bullet text:level="3" text:style-name="Bullet_20_Symbols" style:num-prefix=" " style:num-suffix=" 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aldybos susirinkimo protokolas</text:h>
      <text:p text:style-name="P1">(2006-04-05)</text:p>
      <text:p text:style-name="P2">Dalyvauja:</text:p>
      <text:p text:style-name="P3">Jaroslav Šatkevič </text:p>
      <text:p text:style-name="P3">Tomas Jonušas</text:p>
      <text:p text:style-name="P3">Albertas Agejevas</text:p>
      <text:p text:style-name="P3">Saulius Gražulis.</text:p>
      <text:p text:style-name="P3"/>
      <text:p text:style-name="P2">Darbotvarkė:</text:p>
      <text:list text:style-name="L1">
        <text:list-item>
          <text:p text:style-name="P4">Visuotinis narių susirinkimas.</text:p>
        </text:list-item>
        <text:list-item>
          <text:p text:style-name="P5">Kreipimasis į LR Prezidentą, Vyriausybę ir Seimo pirmininką dėl IVPK AK plėtros programos patvirtinimo.</text:p>
        </text:list-item>
        <text:list-item>
          <text:p text:style-name="P4">AKL webas – dabar uždėtas Copyright, reikia uždėti Copyleft.</text:p>
        </text:list-item>
        <text:list-item>
          <text:p text:style-name="P4">Naujo nario priėjimas.</text:p>
        </text:list-item>
        <text:list-item>
          <text:p text:style-name="P6">Kita – paraginti narius dėl nario mokesčio ir 2% paramos pervedimo.</text:p>
        </text:list-item>
      </text:list>
      <text:p text:style-name="P3"/>
      <text:list text:style-name="L2">
        <text:list-item>
          <text:p text:style-name="P7">Visuotinis susirinkimas bus gegužės 6 d.</text:p>
        </text:list-item>
      </text:list>
      <text:p text:style-name="Standard"><text:tab/>Paklausti Žilvino Jančoro apie galimybę gauti VGTU salę – pavesta Sauliui Gražuliui.</text:p>
      <text:p text:style-name="P8"><text:tab/>Žilvinas Jančoras praneš per savaitę, ar bus salė susirinkimui.</text:p>
      <text:p text:style-name="P9"><text:tab/>Visuotinio dienotvarkę parengti ir išsiuntinėti – pavesta Jaroslav Šatkevič.</text:p>
      <text:p text:style-name="P3"><text:tab/></text:p>
      <text:p text:style-name="P2"><text:s/>2. Kreipimasis į LR Prezidentą, Vyriausybę ir Seimo pirmininką dėl IVPK AK plėtros programos patvirtinimo.</text:p>
      <text:p text:style-name="Standard"><text:tab/>Atsižvelgti į pastabas, sužymėtas valdybos posėdyje kreipimosi teksto paraštėse – Tomas Jonušas.</text:p>
      <text:p text:style-name="Standard"><text:tab/>Pasirašytą kreipimąsi patalpinti I-nete;</text:p>
      <text:p text:style-name="Standard"><text:tab/>Paruošti pranešimą spaudai – paruoš Albertas Agejevas.</text:p>
      <text:p text:style-name="Standard"><text:tab/>Išsiųsti kuo daugiau agentūrų – ELTA, BNS, etc. – paprašyti Mykolo, pasitarti.</text:p>
      <text:p text:style-name="Standard"><text:tab/>Paklausti Algimanto Juozapavičiaus, ar pasirašys MIFas (t.y. MIF vadovai ar net aukščiau stovintys) – Saulius Gražulis.</text:p>
      <text:p text:style-name="P3"/>
      <text:p text:style-name="P2"><text:s/>3. AKL webas – dabar uždėtas Copyright, reikia uždėti Copyleft.</text:p>
      <text:p text:style-name="P10"><text:tab/>Uždėti AKL webui FDL be invariantinių sekcijų ir be „front cover/back cover“ apribojimų. Pavesta Albertui Agejevui.</text:p>
      <text:p text:style-name="P10"/>
      <text:p text:style-name="P11"><text:s/>4. Naujo nario priėmimas.</text:p>
      <text:p text:style-name="P12"><text:tab/><text:span text:style-name="T1">Nutarta priimti Tomą Žeimį (ubuntu.lt kūrėjas, dar žinomas kaip Styx') į AKL narius. </text:span></text:p>
      <text:p text:style-name="P10"/>
      <text:p text:style-name="P11"><text:s/>5. Kita – paraginti narius dėl nario mokesčio ir 2% paramos pervedimo.</text:p>
      <text:p text:style-name="P13"><text:tab/>Dėl priminimo apie 2% – Tomas Jonušas apsiima parašyti naujieną ir ją publikuoti.</text:p>
      <text:p text:style-name="P9"><text:tab/>Paraginimą dėl nario mokesčio išsiuntinės Jaro Šatkevič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" svg:font-family="Arial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font-name-asian="Arial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text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Heading_20_1" style:display-name="Heading 1" style:family="paragraph" style:parent-style-name="Title" style:next-style-name="Text" style:class="text" style:master-page-name="" style:default-outline-level="1">
      <style:paragraph-properties fo:text-align="center" style:justify-single-word="false">
        <style:tab-stops/>
      </style:paragraph-properties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" style:class="list">
      <style:text-properties style:font-name-complex="Tahoma1"/>
    </style:style>
    <style:style style:name="Title" style:family="paragraph" style:parent-style-name="Standard" style:class="text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12cm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text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Title" style:next-style-name="Text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5-06-11T16:08:32</meta:creation-date>
    <dc:creator>Jaroslav Šatkevič</dc:creator>
    <dc:date>2006-05-02T10:25:43</dc:date>
    <dc:language>lt-LT</dc:language>
    <meta:editing-cycles>12</meta:editing-cycles>
    <meta:editing-duration>PT2H11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1" meta:word-count="223" meta:character-count="1680"/>
  </office:meta>
</office:document-meta>
</file>